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10. Assessable activities 03</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c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ce equal to the one that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klm3dhr41vov" text:style-name="Index_20_Link" text:visited-style-name="Index_20_Link"><text:span text:style-name="T17">1. Delivery<text:tab/>3</text:span></text:a></text:p>
          <text:p text:style-name="P14"><text:a xlink:type="simple" xlink:href="#_9maybllx2a09" text:style-name="Index_20_Link" text:visited-style-name="Index_20_Link"><text:span text:style-name="T17">2. Observations prior to carrying out evaluable tasks<text:tab/>3</text:span></text:a></text:p>
          <text:p text:style-name="P14"><text:a xlink:type="simple" xlink:href="#_o5ex53eqqcxm" text:style-name="Index_20_Link" text:visited-style-name="Index_20_Link"><text:span text:style-name="T17">3. Exercise 01<text:tab/>3</text:span></text:a></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8"/>
      <text:p text:style-name="P18"/>
      <text:p text:style-name="P19"><text:span text:style-name="T15">Unit 10. Assessable activities 03</text:span></text:p>
      <text:list xml:id="list3037019372" text:style-name="WWNum3">
        <text:list-item>
          <text:p text:style-name="P29"><text:bookmark text:name="_klm3dhr41vov"/>Delivery</text:p>
        </text:list-item>
      </text:list>
      <text:p text:style-name="Standard"><text:span text:style-name="T10">Delivery deadline: </text:span><text:span text:style-name="T19">Friday, March 31 in class (or with video proving its completion). </text:span>The activity will be evaluated when the teacher observes it.</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60554484894518" text:continue-numbering="true" text:style-name="WWNum3">
        <text:list-item>
          <text:p text:style-name="P30"><text:bookmark text:name="_9maybllx2a09"/>Observations prior to carrying out evaluable tasks</text:p>
        </text:list-item>
      </text:list>
      <text:list xml:id="list2500763766" text:style-name="WWNum2">
        <text:list-item>
          <text:p text:style-name="P24">The application must have a good presentation.</text:p>
        </text:list-item>
        <text:list-item>
          <text:p text:style-name="P26"><text:soft-page-break/>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60555155880068" text:continue-list="list160554484894518" text:style-name="WWNum3">
        <text:list-item>
          <text:p text:style-name="P29"><text:bookmark text:name="_o5ex53eqqcxm"/>Exercise 01</text:p>
        </text:list-item>
      </text:list>
      <text:p text:style-name="Standard">Make an application with <text:a xlink:type="simple" xlink:href="https://www.glideapps.com" text:style-name="ListLabel_20_19" text:visited-style-name="ListLabel_20_19"><text:span text:style-name="T20">https://www.glideapps.com</text:span></text:a> for a student organization. This application should allow students to access relevant information about the organization, such as events, meetings and important news.</text:p>
      <text:p text:style-name="Standard"/>
      <text:p text:style-name="Standard">Moreover, the app should have a complaint and suggestion box that allows students to send feedback about their educational experience. In this mailbox, students should be able to provide information about the faculty, including names and details about the problems they are experiencing. This information should be confidential and only available to the leaders of the organization.</text:p>
      <text:p text:style-name="Standard"/>
      <text:p text:style-name="Standard">For this application, it is important that students can access the application easily and simply, so it is recommended that attractive and clear icons and layouts are used. The application should also be easy to use, so it is recommended that a main menu be used to organize the different options available in the application.</text:p>
      <text:p text:style-name="Standard"/>
      <text:p text:style-name="Standard">It is recommended to include the following views:</text:p>
      <text:list xml:id="list1368794216" text:style-name="WWNum1">
        <text:list-item>
          <text:p text:style-name="P25"><text:span text:style-name="T10">Home View</text:span>: This view should include basic information about the organization, such as its name, logo, and a brief description of its mission and objectives.</text:p>
        </text:list-item>
        <text:list-item>
          <text:p text:style-name="P28"><text:span text:style-name="T10">Events view:</text:span> This view should display a list of the organization's upcoming events, including the date, time, and location of each. Students should be able to click on each event for more information.</text:p>
        </text:list-item>
        <text:list-item>
          <text:p text:style-name="P28"><text:span text:style-name="T10">News view</text:span>: In this view, students can read the latest news about the organization, such as important announcements and recent accomplishments.</text:p>
        </text:list-item>
        <text:list-item>
          <text:p text:style-name="P27"><text:span text:style-name="T10">Complaint and suggestion box view:</text:span> Here, students can send feedback about their educational experience, including information about the faculty and problems they are experiencing.</text:p>
        </text:list-item>
      </text:list>
      <text:p text:style-name="Standard"/>
      <text:p text:style-name="Standard"/>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Standard">Use what you have learned and if you are not sure what the application needs, as a developer ask the client (the teachers) what the application needs, if it is functional, etc. <text:span text:style-name="T19">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3</text:span></text:p>
      </style:header>
      <style:footer>
        <text:p text:style-name="MP4"><text:span text:style-name="MT1">Aplicaciones Ofimáticas (Office Applications)<text:tab/><text:tab/>Unit 10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39" meta:word-count="605" meta:character-count="3766" meta:non-whitespace-character-count="3196"/>
    <meta:generator>LibreOfficeDev/6.0.5.2$Linux_X86_64 LibreOffice_project/</meta:generator>
  </office:meta>
</office:document-meta>
</file>